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48000001830D035A73EA325657.png" manifest:media-type="image/png"/>
  <manifest:file-entry manifest:full-path="Pictures/1000000000000190000001909BA84F710739C556.png" manifest:media-type="image/png"/>
  <manifest:file-entry manifest:full-path="Pictures/100000000000010000000100B578B7CCBC256168.png" manifest:media-type="image/png"/>
  <manifest:file-entry manifest:full-path="Pictures/100000000000016800000168CB36105AFFC44D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" svg:font-family="Loma" style:font-adornments="Negri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1c1c1c" style:font-name="Loma" fo:font-size="22pt"/>
    </style:style>
    <style:style style:name="P3" style:family="paragraph">
      <loext:graphic-properties draw:fill="none" draw:fill-color="#ffffff"/>
      <style:text-properties fo:color="#1c1c1c" style:font-name="Loma" fo:font-size="22pt" fo:font-weight="bold" style:font-size-asian="18pt" style:font-size-complex="18pt"/>
    </style:style>
    <style:style style:name="T1" style:family="text">
      <style:text-properties fo:color="#1c1c1c" style:font-name="Loma" fo:font-size="2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7.129cm" svg:height="6.8cm" svg:x="3.2cm" svg:y="11.8cm">
            <draw:image xlink:href="Pictures/100000000000010000000100B578B7CCBC256168.png" xlink:type="simple" xlink:show="embed" xlink:actuate="onLoad">
              <text:p/>
            </draw:image>
          </draw:frame>
          <draw:frame draw:style-name="gr1" draw:text-style-name="P1" draw:layer="layout" svg:width="7.035cm" svg:height="6.712cm" svg:x="11.268cm" svg:y="11.844cm">
            <draw:image xlink:href="Pictures/100000000000016800000168CB36105AFFC44D5F.png" xlink:type="simple" xlink:show="embed" xlink:actuate="onLoad">
              <text:p/>
            </draw:image>
          </draw:frame>
          <draw:frame draw:style-name="gr1" draw:text-style-name="P1" draw:layer="layout" svg:width="7.035cm" svg:height="6.712cm" svg:x="18.865cm" svg:y="11.844cm">
            <draw:image xlink:href="Pictures/1000000000000190000001909BA84F710739C556.png" xlink:type="simple" xlink:show="embed" xlink:actuate="onLoad">
              <text:p/>
            </draw:image>
          </draw:frame>
        </draw:g>
        <draw:frame draw:style-name="gr1" draw:text-style-name="P1" draw:layer="layout" svg:width="26.949cm" svg:height="9.514cm" svg:x="1.434cm" svg:y="1.786cm">
          <draw:image xlink:href="Pictures/1000000000000448000001830D035A73EA325657.png" xlink:type="simple" xlink:show="embed" xlink:actuate="onLoad">
            <text:p/>
          </draw:image>
        </draw:frame>
        <draw:g>
          <draw:frame draw:style-name="gr2" draw:text-style-name="P3" draw:layer="layout" svg:width="5.9cm" svg:height="1.483cm" svg:x="3.7cm" svg:y="18.717cm">
            <draw:text-box>
              <text:p text:style-name="P2"><text:span text:style-name="T1">Guilherme </text:span><text:span text:style-name="T1">Gall</text:span></text:p>
            </draw:text-box>
          </draw:frame>
          <draw:frame draw:style-name="gr2" draw:text-style-name="P3" draw:layer="layout" svg:width="5.9cm" svg:height="1.483cm" svg:x="11.942cm" svg:y="18.732cm">
            <draw:text-box>
              <text:p text:style-name="P2"><text:span text:style-name="T1">Diogo </text:span><text:span text:style-name="T1">Rocha</text:span></text:p>
            </draw:text-box>
          </draw:frame>
          <draw:frame draw:style-name="gr3" draw:text-style-name="P3" draw:layer="layout" svg:width="5.9cm" svg:height="1.6cm" svg:x="19.9cm" svg:y="18.8cm">
            <draw:text-box>
              <text:p text:style-name="P2"><text:span text:style-name="T1">Felipe Sodré</text:span></text:p>
            </draw:text-box>
          </draw:frame>
        </draw:g>
      </draw:page>
      <draw:page draw:name="page2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ma" svg:font-family="Loma" style:font-adornments="Negri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2T15:24:45.643181711</meta:creation-date>
    <dc:date>2020-08-12T23:57:22.691567148</dc:date>
    <meta:editing-duration>PT7H30M47S</meta:editing-duration>
    <meta:editing-cycles>2</meta:editing-cycles>
    <meta:generator>LibreOffice/6.0.7.3$Linux_X86_64 LibreOffice_project/00m0$Build-3</meta:generator>
    <meta:document-statistic meta:object-count="9"/>
  </office:meta>
</office:document-meta>
</file>